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6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3" table:style-name="ta1">
        <table:shapes>
          <draw:frame draw:z-index="0" draw:style-name="gr1" draw:text-style-name="P1" svg:width="159.99mm" svg:height="89.99mm" svg:x="82.02mm" svg:y="1mm">
            <loext:p draw:notify-on-update-of-ranges="cameraslog_3.A1:cameraslog_3.A1 cameraslog_3.A2:cameraslog_3.A1001 cameraslog_3.B1:cameraslog_3.B1 cameraslog_3.B2:cameraslog_3.B1001 cameraslog_3.A1:cameraslog_3.A1 cameraslog_3.A2:cameraslog_3.A1001 cameraslog_3.C1:cameraslog_3.C1 cameraslog_3.C2:cameraslog_3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12636" calcext:value-type="float">
            <text:p>12,2126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212636" calcext:value-type="float">
            <text:p>12,2126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637863" calcext:value-type="float">
            <text:p>12,6378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048745" calcext:value-type="float">
            <text:p>13,0487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048745" calcext:value-type="float">
            <text:p>13,0487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268751" calcext:value-type="float">
            <text:p>13,2687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098512" calcext:value-type="float">
            <text:p>13,0985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098512" calcext:value-type="float">
            <text:p>13,0985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714651" calcext:value-type="float">
            <text:p>13,7146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714651" calcext:value-type="float">
            <text:p>13,7146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835983" calcext:value-type="float">
            <text:p>13,8359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.835983" calcext:value-type="float">
            <text:p>13,8359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.28825" calcext:value-type="float">
            <text:p>14,288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724607" calcext:value-type="float">
            <text:p>14,7246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724607" calcext:value-type="float">
            <text:p>14,7246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724607" calcext:value-type="float">
            <text:p>14,7246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859856" calcext:value-type="float">
            <text:p>14,8598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.802581" calcext:value-type="float">
            <text:p>14,8025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073486" calcext:value-type="float">
            <text:p>15,07348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675301" calcext:value-type="float">
            <text:p>14,6753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.141891" calcext:value-type="float">
            <text:p>14,1418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339626" calcext:value-type="float">
            <text:p>14,3396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.339626" calcext:value-type="float">
            <text:p>14,3396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.339626" calcext:value-type="float">
            <text:p>14,3396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.339626" calcext:value-type="float">
            <text:p>14,3396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.339626" calcext:value-type="float">
            <text:p>14,3396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.702782" calcext:value-type="float">
            <text:p>14,70278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.659842" calcext:value-type="float">
            <text:p>14,6598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.239387" calcext:value-type="float">
            <text:p>15,2393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.239387" calcext:value-type="float">
            <text:p>15,2393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.239387" calcext:value-type="float">
            <text:p>15,2393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.744161" calcext:value-type="float">
            <text:p>15,74416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.744161" calcext:value-type="float">
            <text:p>15,74416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.744161" calcext:value-type="float">
            <text:p>15,74416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.763265" calcext:value-type="float">
            <text:p>15,76326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.834854" calcext:value-type="float">
            <text:p>15,8348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.834854" calcext:value-type="float">
            <text:p>15,8348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.834854" calcext:value-type="float">
            <text:p>15,8348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.834854" calcext:value-type="float">
            <text:p>15,8348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834854" calcext:value-type="float">
            <text:p>15,8348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.834854" calcext:value-type="float">
            <text:p>15,8348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.834854" calcext:value-type="float">
            <text:p>15,8348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.834854" calcext:value-type="float">
            <text:p>15,8348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834854" calcext:value-type="float">
            <text:p>15,8348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.336445" calcext:value-type="float">
            <text:p>16,3364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.336445" calcext:value-type="float">
            <text:p>16,3364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801447" calcext:value-type="float">
            <text:p>15,80144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514654" calcext:value-type="float">
            <text:p>15,5146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.514654" calcext:value-type="float">
            <text:p>15,5146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098987" calcext:value-type="float">
            <text:p>15,0989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.098987" calcext:value-type="float">
            <text:p>15,0989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.098987" calcext:value-type="float">
            <text:p>15,0989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.098987" calcext:value-type="float">
            <text:p>15,0989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.098987" calcext:value-type="float">
            <text:p>15,0989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.098987" calcext:value-type="float">
            <text:p>15,0989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.7581" calcext:value-type="float">
            <text:p>14,75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.587858" calcext:value-type="float">
            <text:p>14,5878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.587858" calcext:value-type="float">
            <text:p>14,5878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.587858" calcext:value-type="float">
            <text:p>14,5878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.587858" calcext:value-type="float">
            <text:p>14,5878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.587858" calcext:value-type="float">
            <text:p>14,5878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.587858" calcext:value-type="float">
            <text:p>14,5878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.587858" calcext:value-type="float">
            <text:p>14,5878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.578313" calcext:value-type="float">
            <text:p>14,5783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.662625" calcext:value-type="float">
            <text:p>14,6626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.801054" calcext:value-type="float">
            <text:p>14,8010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.256503" calcext:value-type="float">
            <text:p>14,2565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.256503" calcext:value-type="float">
            <text:p>14,2565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.256503" calcext:value-type="float">
            <text:p>14,2565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.256503" calcext:value-type="float">
            <text:p>14,2565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.256503" calcext:value-type="float">
            <text:p>14,2565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.256503" calcext:value-type="float">
            <text:p>14,2565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.256503" calcext:value-type="float">
            <text:p>14,2565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.785152" calcext:value-type="float">
            <text:p>13,7851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.762494" calcext:value-type="float">
            <text:p>13,7624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.60657" calcext:value-type="float">
            <text:p>13,606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.60657" calcext:value-type="float">
            <text:p>13,606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.60657" calcext:value-type="float">
            <text:p>13,606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.60657" calcext:value-type="float">
            <text:p>13,606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.60657" calcext:value-type="float">
            <text:p>13,606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.60657" calcext:value-type="float">
            <text:p>13,606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.60657" calcext:value-type="float">
            <text:p>13,606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.60657" calcext:value-type="float">
            <text:p>13,606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.60657" calcext:value-type="float">
            <text:p>13,606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.532973" calcext:value-type="float">
            <text:p>13,5329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.962957" calcext:value-type="float">
            <text:p>12,96295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.865914" calcext:value-type="float">
            <text:p>12,8659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.624075" calcext:value-type="float">
            <text:p>12,6240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.723094" calcext:value-type="float">
            <text:p>12,7230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.723094" calcext:value-type="float">
            <text:p>12,7230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.78992" calcext:value-type="float">
            <text:p>12,789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.78992" calcext:value-type="float">
            <text:p>12,789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.78992" calcext:value-type="float">
            <text:p>12,789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.78992" calcext:value-type="float">
            <text:p>12,789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.385377" calcext:value-type="float">
            <text:p>12,3853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.409235" calcext:value-type="float">
            <text:p>12,4092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.409235" calcext:value-type="float">
            <text:p>12,4092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.409235" calcext:value-type="float">
            <text:p>12,4092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.409235" calcext:value-type="float">
            <text:p>12,4092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409235" calcext:value-type="float">
            <text:p>12,4092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.409235" calcext:value-type="float">
            <text:p>12,4092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.55561" calcext:value-type="float">
            <text:p>12,5556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.608512" calcext:value-type="float">
            <text:p>12,6085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.608512" calcext:value-type="float">
            <text:p>12,6085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.264431" calcext:value-type="float">
            <text:p>12,2644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.264431" calcext:value-type="float">
            <text:p>12,2644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.264431" calcext:value-type="float">
            <text:p>12,2644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.264431" calcext:value-type="float">
            <text:p>12,2644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.821695" calcext:value-type="float">
            <text:p>11,8216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.821695" calcext:value-type="float">
            <text:p>11,8216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.821695" calcext:value-type="float">
            <text:p>11,8216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.133533" calcext:value-type="float">
            <text:p>12,1335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.133533" calcext:value-type="float">
            <text:p>12,1335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.925131" calcext:value-type="float">
            <text:p>11,9251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.925131" calcext:value-type="float">
            <text:p>11,9251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.792698" calcext:value-type="float">
            <text:p>11,7926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.792698" calcext:value-type="float">
            <text:p>11,7926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.792698" calcext:value-type="float">
            <text:p>11,7926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.792698" calcext:value-type="float">
            <text:p>11,7926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.792698" calcext:value-type="float">
            <text:p>11,7926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.792698" calcext:value-type="float">
            <text:p>11,7926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.813755" calcext:value-type="float">
            <text:p>11,8137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.544436" calcext:value-type="float">
            <text:p>11,5444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.544436" calcext:value-type="float">
            <text:p>11,5444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.544436" calcext:value-type="float">
            <text:p>11,5444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.544436" calcext:value-type="float">
            <text:p>11,5444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.544436" calcext:value-type="float">
            <text:p>11,5444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.544436" calcext:value-type="float">
            <text:p>11,5444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.544436" calcext:value-type="float">
            <text:p>11,5444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.544436" calcext:value-type="float">
            <text:p>11,5444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.544436" calcext:value-type="float">
            <text:p>11,5444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.544436" calcext:value-type="float">
            <text:p>11,5444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.544436" calcext:value-type="float">
            <text:p>11,5444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.544436" calcext:value-type="float">
            <text:p>11,5444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.544436" calcext:value-type="float">
            <text:p>11,5444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.415103" calcext:value-type="float">
            <text:p>11,4151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.415103" calcext:value-type="float">
            <text:p>11,4151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.415103" calcext:value-type="float">
            <text:p>11,4151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.415103" calcext:value-type="float">
            <text:p>11,4151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.415103" calcext:value-type="float">
            <text:p>11,4151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.415103" calcext:value-type="float">
            <text:p>11,4151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.368965" calcext:value-type="float">
            <text:p>11,3689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.368965" calcext:value-type="float">
            <text:p>11,3689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.848288" calcext:value-type="float">
            <text:p>10,848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.848288" calcext:value-type="float">
            <text:p>10,848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.848288" calcext:value-type="float">
            <text:p>10,848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.848288" calcext:value-type="float">
            <text:p>10,848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.848288" calcext:value-type="float">
            <text:p>10,848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.848288" calcext:value-type="float">
            <text:p>10,848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.848288" calcext:value-type="float">
            <text:p>10,848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.960109" calcext:value-type="float">
            <text:p>10,9601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.960109" calcext:value-type="float">
            <text:p>10,9601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.960109" calcext:value-type="float">
            <text:p>10,9601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.960109" calcext:value-type="float">
            <text:p>10,9601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.960109" calcext:value-type="float">
            <text:p>10,9601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.197171" calcext:value-type="float">
            <text:p>11,1971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.197171" calcext:value-type="float">
            <text:p>11,1971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.197171" calcext:value-type="float">
            <text:p>11,1971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.197171" calcext:value-type="float">
            <text:p>11,1971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.197171" calcext:value-type="float">
            <text:p>11,1971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.197171" calcext:value-type="float">
            <text:p>11,1971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.197171" calcext:value-type="float">
            <text:p>11,1971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.197171" calcext:value-type="float">
            <text:p>11,1971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.197171" calcext:value-type="float">
            <text:p>11,1971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.749673" calcext:value-type="float">
            <text:p>10,7496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.749673" calcext:value-type="float">
            <text:p>10,7496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.749673" calcext:value-type="float">
            <text:p>10,7496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.749673" calcext:value-type="float">
            <text:p>10,7496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.749673" calcext:value-type="float">
            <text:p>10,7496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.749673" calcext:value-type="float">
            <text:p>10,7496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.749673" calcext:value-type="float">
            <text:p>10,7496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.749673" calcext:value-type="float">
            <text:p>10,7496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.749673" calcext:value-type="float">
            <text:p>10,7496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.749673" calcext:value-type="float">
            <text:p>10,7496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.749673" calcext:value-type="float">
            <text:p>10,7496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.749673" calcext:value-type="float">
            <text:p>10,7496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.749673" calcext:value-type="float">
            <text:p>10,7496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.52058" calcext:value-type="float">
            <text:p>10,520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.52058" calcext:value-type="float">
            <text:p>10,520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.322874" calcext:value-type="float">
            <text:p>10,3228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.322874" calcext:value-type="float">
            <text:p>10,3228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.322874" calcext:value-type="float">
            <text:p>10,3228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.322874" calcext:value-type="float">
            <text:p>10,3228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.81015" calcext:value-type="float">
            <text:p>9,810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.81015" calcext:value-type="float">
            <text:p>9,810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.81015" calcext:value-type="float">
            <text:p>9,810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.785912" calcext:value-type="float">
            <text:p>9,7859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.785912" calcext:value-type="float">
            <text:p>9,7859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.785912" calcext:value-type="float">
            <text:p>9,7859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.785912" calcext:value-type="float">
            <text:p>9,7859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.785912" calcext:value-type="float">
            <text:p>9,7859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.785912" calcext:value-type="float">
            <text:p>9,7859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.659805" calcext:value-type="float">
            <text:p>9,6598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.694806" calcext:value-type="float">
            <text:p>9,6948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.648684" calcext:value-type="float">
            <text:p>9,6486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.648684" calcext:value-type="float">
            <text:p>9,6486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.648684" calcext:value-type="float">
            <text:p>9,6486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.648684" calcext:value-type="float">
            <text:p>9,6486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.648684" calcext:value-type="float">
            <text:p>9,6486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.648684" calcext:value-type="float">
            <text:p>9,6486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.728215" calcext:value-type="float">
            <text:p>9,7282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.728215" calcext:value-type="float">
            <text:p>9,7282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.728215" calcext:value-type="float">
            <text:p>9,7282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.728215" calcext:value-type="float">
            <text:p>9,7282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.728215" calcext:value-type="float">
            <text:p>9,7282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.728215" calcext:value-type="float">
            <text:p>9,7282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.728215" calcext:value-type="float">
            <text:p>9,7282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.728215" calcext:value-type="float">
            <text:p>9,7282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.728215" calcext:value-type="float">
            <text:p>9,7282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.728215" calcext:value-type="float">
            <text:p>9,7282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.646626" calcext:value-type="float">
            <text:p>9,6466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.646626" calcext:value-type="float">
            <text:p>9,6466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.646626" calcext:value-type="float">
            <text:p>9,6466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.646626" calcext:value-type="float">
            <text:p>9,6466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.407983" calcext:value-type="float">
            <text:p>9,40798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.407983" calcext:value-type="float">
            <text:p>9,40798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.407983" calcext:value-type="float">
            <text:p>9,40798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.407983" calcext:value-type="float">
            <text:p>9,40798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.407983" calcext:value-type="float">
            <text:p>9,40798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.277074" calcext:value-type="float">
            <text:p>9,2770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.277074" calcext:value-type="float">
            <text:p>9,2770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.277074" calcext:value-type="float">
            <text:p>9,2770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.277074" calcext:value-type="float">
            <text:p>9,2770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.277074" calcext:value-type="float">
            <text:p>9,2770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.277074" calcext:value-type="float">
            <text:p>9,2770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.277074" calcext:value-type="float">
            <text:p>9,2770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.277074" calcext:value-type="float">
            <text:p>9,2770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.277074" calcext:value-type="float">
            <text:p>9,2770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.342725" calcext:value-type="float">
            <text:p>9,3427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.342725" calcext:value-type="float">
            <text:p>9,3427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.272275" calcext:value-type="float">
            <text:p>9,2722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.272275" calcext:value-type="float">
            <text:p>9,2722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.272275" calcext:value-type="float">
            <text:p>9,2722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.272275" calcext:value-type="float">
            <text:p>9,2722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.272275" calcext:value-type="float">
            <text:p>9,2722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.156588" calcext:value-type="float">
            <text:p>9,1565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.156588" calcext:value-type="float">
            <text:p>9,1565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.156588" calcext:value-type="float">
            <text:p>9,1565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.156588" calcext:value-type="float">
            <text:p>9,1565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.156588" calcext:value-type="float">
            <text:p>9,1565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.156588" calcext:value-type="float">
            <text:p>9,1565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.156588" calcext:value-type="float">
            <text:p>9,1565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.156588" calcext:value-type="float">
            <text:p>9,1565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.156588" calcext:value-type="float">
            <text:p>9,1565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.156588" calcext:value-type="float">
            <text:p>9,1565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.156588" calcext:value-type="float">
            <text:p>9,1565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.156588" calcext:value-type="float">
            <text:p>9,1565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.156588" calcext:value-type="float">
            <text:p>9,1565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.156588" calcext:value-type="float">
            <text:p>9,1565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.162547" calcext:value-type="float">
            <text:p>9,1625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.162547" calcext:value-type="float">
            <text:p>9,1625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.713446" calcext:value-type="float">
            <text:p>8,7134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.713446" calcext:value-type="float">
            <text:p>8,7134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.713446" calcext:value-type="float">
            <text:p>8,7134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.713446" calcext:value-type="float">
            <text:p>8,7134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.713446" calcext:value-type="float">
            <text:p>8,7134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.713446" calcext:value-type="float">
            <text:p>8,7134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.713446" calcext:value-type="float">
            <text:p>8,7134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.713446" calcext:value-type="float">
            <text:p>8,7134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.713446" calcext:value-type="float">
            <text:p>8,7134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.713446" calcext:value-type="float">
            <text:p>8,7134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.713446" calcext:value-type="float">
            <text:p>8,7134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.713446" calcext:value-type="float">
            <text:p>8,7134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.713446" calcext:value-type="float">
            <text:p>8,7134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.713446" calcext:value-type="float">
            <text:p>8,7134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.729351" calcext:value-type="float">
            <text:p>8,7293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.729351" calcext:value-type="float">
            <text:p>8,7293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.729351" calcext:value-type="float">
            <text:p>8,7293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.729351" calcext:value-type="float">
            <text:p>8,7293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.729351" calcext:value-type="float">
            <text:p>8,7293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.729351" calcext:value-type="float">
            <text:p>8,7293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8.729351" calcext:value-type="float">
            <text:p>8,7293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8.729351" calcext:value-type="float">
            <text:p>8,7293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.729351" calcext:value-type="float">
            <text:p>8,7293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.729351" calcext:value-type="float">
            <text:p>8,7293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.729351" calcext:value-type="float">
            <text:p>8,7293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.729351" calcext:value-type="float">
            <text:p>8,7293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.729351" calcext:value-type="float">
            <text:p>8,7293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.638656" calcext:value-type="float">
            <text:p>8,6386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.61517" calcext:value-type="float">
            <text:p>8,615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.597215" calcext:value-type="float">
            <text:p>8,5972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.597215" calcext:value-type="float">
            <text:p>8,5972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.597215" calcext:value-type="float">
            <text:p>8,5972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.588788" calcext:value-type="float">
            <text:p>8,5887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8.565387" calcext:value-type="float">
            <text:p>8,56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8.518116" calcext:value-type="float">
            <text:p>8,5181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.518116" calcext:value-type="float">
            <text:p>8,5181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8.518116" calcext:value-type="float">
            <text:p>8,5181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8.518116" calcext:value-type="float">
            <text:p>8,5181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.518116" calcext:value-type="float">
            <text:p>8,5181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.518116" calcext:value-type="float">
            <text:p>8,5181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.518116" calcext:value-type="float">
            <text:p>8,5181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8.518116" calcext:value-type="float">
            <text:p>8,5181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.518116" calcext:value-type="float">
            <text:p>8,5181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.518116" calcext:value-type="float">
            <text:p>8,5181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.518116" calcext:value-type="float">
            <text:p>8,5181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.320424" calcext:value-type="float">
            <text:p>8,3204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.14499" calcext:value-type="float">
            <text:p>8,144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8.049133" calcext:value-type="float">
            <text:p>8,049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.048725" calcext:value-type="float">
            <text:p>8,0487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8.048725" calcext:value-type="float">
            <text:p>8,0487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8.048725" calcext:value-type="float">
            <text:p>8,0487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8.048725" calcext:value-type="float">
            <text:p>8,0487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8.048725" calcext:value-type="float">
            <text:p>8,0487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8.048725" calcext:value-type="float">
            <text:p>8,0487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8.048725" calcext:value-type="float">
            <text:p>8,0487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8.048725" calcext:value-type="float">
            <text:p>8,0487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8.048725" calcext:value-type="float">
            <text:p>8,0487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8.048725" calcext:value-type="float">
            <text:p>8,0487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.048725" calcext:value-type="float">
            <text:p>8,0487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.048725" calcext:value-type="float">
            <text:p>8,0487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8.045955" calcext:value-type="float">
            <text:p>8,0459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.045955" calcext:value-type="float">
            <text:p>8,0459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.045955" calcext:value-type="float">
            <text:p>8,0459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8.045955" calcext:value-type="float">
            <text:p>8,0459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.045955" calcext:value-type="float">
            <text:p>8,0459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8.045955" calcext:value-type="float">
            <text:p>8,0459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8.045955" calcext:value-type="float">
            <text:p>8,0459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8.044769" calcext:value-type="float">
            <text:p>8,0447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.044769" calcext:value-type="float">
            <text:p>8,0447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8.044769" calcext:value-type="float">
            <text:p>8,0447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8.044769" calcext:value-type="float">
            <text:p>8,0447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8.044769" calcext:value-type="float">
            <text:p>8,0447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8.044769" calcext:value-type="float">
            <text:p>8,0447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8.044769" calcext:value-type="float">
            <text:p>8,0447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8.044769" calcext:value-type="float">
            <text:p>8,0447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8.044769" calcext:value-type="float">
            <text:p>8,0447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8.044769" calcext:value-type="float">
            <text:p>8,0447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8.044769" calcext:value-type="float">
            <text:p>8,0447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.044769" calcext:value-type="float">
            <text:p>8,0447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8.044769" calcext:value-type="float">
            <text:p>8,0447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8.044769" calcext:value-type="float">
            <text:p>8,0447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8.044769" calcext:value-type="float">
            <text:p>8,0447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8.044769" calcext:value-type="float">
            <text:p>8,0447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.044769" calcext:value-type="float">
            <text:p>8,0447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8.044769" calcext:value-type="float">
            <text:p>8,0447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8.044769" calcext:value-type="float">
            <text:p>8,0447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.044769" calcext:value-type="float">
            <text:p>8,0447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8.044769" calcext:value-type="float">
            <text:p>8,0447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.044769" calcext:value-type="float">
            <text:p>8,0447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.044769" calcext:value-type="float">
            <text:p>8,0447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.044769" calcext:value-type="float">
            <text:p>8,0447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.044769" calcext:value-type="float">
            <text:p>8,0447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.044769" calcext:value-type="float">
            <text:p>8,0447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8.044769" calcext:value-type="float">
            <text:p>8,0447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.932984" calcext:value-type="float">
            <text:p>7,932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.932984" calcext:value-type="float">
            <text:p>7,932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.932984" calcext:value-type="float">
            <text:p>7,932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.932984" calcext:value-type="float">
            <text:p>7,932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.932984" calcext:value-type="float">
            <text:p>7,932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.932984" calcext:value-type="float">
            <text:p>7,932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.932984" calcext:value-type="float">
            <text:p>7,932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.932984" calcext:value-type="float">
            <text:p>7,932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7.932984" calcext:value-type="float">
            <text:p>7,932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7.932984" calcext:value-type="float">
            <text:p>7,932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7.932984" calcext:value-type="float">
            <text:p>7,932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7.932984" calcext:value-type="float">
            <text:p>7,932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.932984" calcext:value-type="float">
            <text:p>7,932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7.932984" calcext:value-type="float">
            <text:p>7,932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.932984" calcext:value-type="float">
            <text:p>7,932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.932984" calcext:value-type="float">
            <text:p>7,932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.932984" calcext:value-type="float">
            <text:p>7,932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.932984" calcext:value-type="float">
            <text:p>7,932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7.932984" calcext:value-type="float">
            <text:p>7,932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.932984" calcext:value-type="float">
            <text:p>7,932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.932984" calcext:value-type="float">
            <text:p>7,932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.932984" calcext:value-type="float">
            <text:p>7,932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.932984" calcext:value-type="float">
            <text:p>7,932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.932984" calcext:value-type="float">
            <text:p>7,932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.932984" calcext:value-type="float">
            <text:p>7,932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.932984" calcext:value-type="float">
            <text:p>7,932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7.932984" calcext:value-type="float">
            <text:p>7,932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7.932984" calcext:value-type="float">
            <text:p>7,932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7.876851" calcext:value-type="float">
            <text:p>7,8768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7.812847" calcext:value-type="float">
            <text:p>7,8128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.742424" calcext:value-type="float">
            <text:p>7,7424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7.71651" calcext:value-type="float">
            <text:p>7,716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7.71651" calcext:value-type="float">
            <text:p>7,716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7.71651" calcext:value-type="float">
            <text:p>7,716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7.71651" calcext:value-type="float">
            <text:p>7,716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7.71651" calcext:value-type="float">
            <text:p>7,716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.71651" calcext:value-type="float">
            <text:p>7,716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.678747" calcext:value-type="float">
            <text:p>7,678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604331" calcext:value-type="float">
            <text:p>7,604331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00:24:09.835000000</dc:date>
    <meta:editing-duration>PT1M12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cameraslog_3.A1:cameraslog_3.C100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3.B2:cameraslog_3.B1001" chart:label-cell-address="cameraslog_3.B1:cameraslog_3.B1" chart:class="chart:scatter">
            <chart:domain table:cell-range-address="cameraslog_3.A2:cameraslog_3.A1001"/>
            <chart:data-point chart:repeated="1000"/>
          </chart:series>
          <chart:series chart:style-name="ch8" chart:values-cell-range-address="cameraslog_3.C2:cameraslog_3.C1001" chart:label-cell-address="cameraslog_3.C1:cameraslog_3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cameraslog_3.B1:cameraslog_3.B1</svg:desc>
                </draw:g>
              </table:table-cell>
              <table:table-cell office:value-type="string">
                <text:p>number of cameras</text:p>
                <draw:g>
                  <svg:desc>cameraslog_3.C1:cameraslog_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3.A2:cameraslog_3.A1001</svg:desc>
                </draw:g>
              </table:table-cell>
              <table:table-cell office:value-type="float" office:value="12.212636">
                <text:p>12.212636</text:p>
                <draw:g>
                  <svg:desc>cameraslog_3.B2:cameraslog_3.B1001</svg:desc>
                </draw:g>
              </table:table-cell>
              <table:table-cell office:value-type="float" office:value="19">
                <text:p>19</text:p>
                <draw:g>
                  <svg:desc>cameraslog_3.C2:cameraslog_3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212636">
                <text:p>12.2126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.637863">
                <text:p>12.6378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.048745">
                <text:p>13.0487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.048745">
                <text:p>13.0487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.268751">
                <text:p>13.2687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.098512">
                <text:p>13.0985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.098512">
                <text:p>13.0985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.714651">
                <text:p>13.7146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.714651">
                <text:p>13.7146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.835983">
                <text:p>13.8359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.835983">
                <text:p>13.8359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.28825">
                <text:p>14.288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.724607">
                <text:p>14.7246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.724607">
                <text:p>14.7246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4.724607">
                <text:p>14.7246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.859856">
                <text:p>14.8598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.802581">
                <text:p>14.8025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.073486">
                <text:p>15.07348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675301">
                <text:p>14.6753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.141891">
                <text:p>14.1418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.339626">
                <text:p>14.3396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4.339626">
                <text:p>14.3396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.339626">
                <text:p>14.3396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4.339626">
                <text:p>14.3396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4.339626">
                <text:p>14.3396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4.702782">
                <text:p>14.7027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4.659842">
                <text:p>14.6598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5.239387">
                <text:p>15.2393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5.239387">
                <text:p>15.2393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5.239387">
                <text:p>15.2393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5.744161">
                <text:p>15.7441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5.744161">
                <text:p>15.7441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5.744161">
                <text:p>15.7441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5.763265">
                <text:p>15.7632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5.834854">
                <text:p>15.8348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5.834854">
                <text:p>15.8348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5.834854">
                <text:p>15.8348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5.834854">
                <text:p>15.8348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5.834854">
                <text:p>15.8348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5.834854">
                <text:p>15.8348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5.834854">
                <text:p>15.8348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5.834854">
                <text:p>15.8348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5.834854">
                <text:p>15.8348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6.336445">
                <text:p>16.3364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6.336445">
                <text:p>16.3364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5.801447">
                <text:p>15.8014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5.514654">
                <text:p>15.5146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5.514654">
                <text:p>15.5146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5.098987">
                <text:p>15.0989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5.098987">
                <text:p>15.0989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5.098987">
                <text:p>15.0989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5.098987">
                <text:p>15.0989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5.098987">
                <text:p>15.0989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5.098987">
                <text:p>15.0989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4.7581">
                <text:p>14.75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4.587858">
                <text:p>14.5878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4.587858">
                <text:p>14.5878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4.587858">
                <text:p>14.5878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4.587858">
                <text:p>14.5878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4.587858">
                <text:p>14.5878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4.587858">
                <text:p>14.5878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4.587858">
                <text:p>14.5878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4.578313">
                <text:p>14.5783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4.662625">
                <text:p>14.6626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4.801054">
                <text:p>14.8010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4.256503">
                <text:p>14.2565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.256503">
                <text:p>14.2565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4.256503">
                <text:p>14.2565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4.256503">
                <text:p>14.2565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4.256503">
                <text:p>14.2565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4.256503">
                <text:p>14.2565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4.256503">
                <text:p>14.2565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3.785152">
                <text:p>13.7851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3.762494">
                <text:p>13.7624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3.60657">
                <text:p>13.606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3.60657">
                <text:p>13.606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3.60657">
                <text:p>13.606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3.60657">
                <text:p>13.606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3.60657">
                <text:p>13.606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3.60657">
                <text:p>13.606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3.60657">
                <text:p>13.606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3.60657">
                <text:p>13.606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3.60657">
                <text:p>13.606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3.532973">
                <text:p>13.5329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2.962957">
                <text:p>12.96295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2.865914">
                <text:p>12.8659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2.624075">
                <text:p>12.6240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2.723094">
                <text:p>12.7230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2.723094">
                <text:p>12.7230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2.78992">
                <text:p>12.789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2.78992">
                <text:p>12.789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2.78992">
                <text:p>12.789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2.78992">
                <text:p>12.789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2.385377">
                <text:p>12.3853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2.409235">
                <text:p>12.4092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2.409235">
                <text:p>12.4092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2.409235">
                <text:p>12.4092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2.409235">
                <text:p>12.4092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.409235">
                <text:p>12.4092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2.409235">
                <text:p>12.4092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2.55561">
                <text:p>12.5556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2.608512">
                <text:p>12.6085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2.608512">
                <text:p>12.6085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2.264431">
                <text:p>12.2644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2.264431">
                <text:p>12.2644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2.264431">
                <text:p>12.2644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2.264431">
                <text:p>12.2644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.821695">
                <text:p>11.8216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.821695">
                <text:p>11.8216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.821695">
                <text:p>11.8216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.133533">
                <text:p>12.1335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2.133533">
                <text:p>12.1335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.925131">
                <text:p>11.9251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.925131">
                <text:p>11.9251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.792698">
                <text:p>11.7926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.792698">
                <text:p>11.7926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.792698">
                <text:p>11.7926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.792698">
                <text:p>11.7926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.792698">
                <text:p>11.7926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.792698">
                <text:p>11.7926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.813755">
                <text:p>11.8137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1.544436">
                <text:p>11.5444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1.544436">
                <text:p>11.5444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1.544436">
                <text:p>11.5444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1.544436">
                <text:p>11.5444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1.544436">
                <text:p>11.5444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1.544436">
                <text:p>11.5444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1.544436">
                <text:p>11.5444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1.544436">
                <text:p>11.5444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1.544436">
                <text:p>11.5444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1.544436">
                <text:p>11.5444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1.544436">
                <text:p>11.5444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1.544436">
                <text:p>11.5444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1.544436">
                <text:p>11.5444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1.415103">
                <text:p>11.4151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1.415103">
                <text:p>11.4151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1.415103">
                <text:p>11.4151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1.415103">
                <text:p>11.4151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1.415103">
                <text:p>11.4151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1.415103">
                <text:p>11.4151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1.368965">
                <text:p>11.3689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1.368965">
                <text:p>11.3689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0.848288">
                <text:p>10.848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0.848288">
                <text:p>10.848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0.848288">
                <text:p>10.848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0.848288">
                <text:p>10.848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0.848288">
                <text:p>10.848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0.848288">
                <text:p>10.848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0.848288">
                <text:p>10.848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0.960109">
                <text:p>10.9601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0.960109">
                <text:p>10.9601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0.960109">
                <text:p>10.9601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0.960109">
                <text:p>10.9601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0.960109">
                <text:p>10.9601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1.197171">
                <text:p>11.1971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1.197171">
                <text:p>11.1971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1.197171">
                <text:p>11.1971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1.197171">
                <text:p>11.1971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1.197171">
                <text:p>11.1971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1.197171">
                <text:p>11.1971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1.197171">
                <text:p>11.1971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1.197171">
                <text:p>11.1971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1.197171">
                <text:p>11.1971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0.749673">
                <text:p>10.7496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0.749673">
                <text:p>10.7496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0.749673">
                <text:p>10.7496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0.749673">
                <text:p>10.7496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0.749673">
                <text:p>10.7496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0.749673">
                <text:p>10.7496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0.749673">
                <text:p>10.7496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0.749673">
                <text:p>10.7496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0.749673">
                <text:p>10.7496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0.749673">
                <text:p>10.7496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0.749673">
                <text:p>10.7496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0.749673">
                <text:p>10.7496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0.749673">
                <text:p>10.7496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0.52058">
                <text:p>10.520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0.52058">
                <text:p>10.520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0.322874">
                <text:p>10.3228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0.322874">
                <text:p>10.3228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0.322874">
                <text:p>10.3228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0.322874">
                <text:p>10.3228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9.81015">
                <text:p>9.810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9.81015">
                <text:p>9.810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9.81015">
                <text:p>9.810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9.785912">
                <text:p>9.7859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9.785912">
                <text:p>9.7859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9.785912">
                <text:p>9.7859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9.785912">
                <text:p>9.7859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9.785912">
                <text:p>9.7859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9.785912">
                <text:p>9.7859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9.659805">
                <text:p>9.6598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9.694806">
                <text:p>9.6948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9.648684">
                <text:p>9.6486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9.648684">
                <text:p>9.6486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9.648684">
                <text:p>9.6486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9.648684">
                <text:p>9.6486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9.648684">
                <text:p>9.6486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9.648684">
                <text:p>9.6486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9.728215">
                <text:p>9.7282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9.728215">
                <text:p>9.7282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9.728215">
                <text:p>9.7282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9.728215">
                <text:p>9.7282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9.728215">
                <text:p>9.7282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9.728215">
                <text:p>9.7282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9.728215">
                <text:p>9.7282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9.728215">
                <text:p>9.7282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9.728215">
                <text:p>9.7282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9.728215">
                <text:p>9.7282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9.646626">
                <text:p>9.6466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9.646626">
                <text:p>9.6466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9.646626">
                <text:p>9.6466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9.646626">
                <text:p>9.6466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9.407983">
                <text:p>9.4079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9.407983">
                <text:p>9.4079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9.407983">
                <text:p>9.4079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9.407983">
                <text:p>9.4079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9.407983">
                <text:p>9.4079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9.277074">
                <text:p>9.2770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9.277074">
                <text:p>9.2770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9.277074">
                <text:p>9.2770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9.277074">
                <text:p>9.2770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9.277074">
                <text:p>9.2770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9.277074">
                <text:p>9.2770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9.277074">
                <text:p>9.2770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9.277074">
                <text:p>9.2770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9.277074">
                <text:p>9.2770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9.342725">
                <text:p>9.3427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9.342725">
                <text:p>9.3427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9.272275">
                <text:p>9.2722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9.272275">
                <text:p>9.2722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9.272275">
                <text:p>9.2722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9.272275">
                <text:p>9.2722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9.272275">
                <text:p>9.2722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9.156588">
                <text:p>9.1565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9.156588">
                <text:p>9.1565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9.156588">
                <text:p>9.1565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9.156588">
                <text:p>9.1565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9.156588">
                <text:p>9.1565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9.156588">
                <text:p>9.1565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9.156588">
                <text:p>9.1565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9.156588">
                <text:p>9.1565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9.156588">
                <text:p>9.1565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9.156588">
                <text:p>9.1565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9.156588">
                <text:p>9.1565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9.156588">
                <text:p>9.1565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9.156588">
                <text:p>9.1565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9.156588">
                <text:p>9.1565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9.162547">
                <text:p>9.1625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9.162547">
                <text:p>9.1625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8.713446">
                <text:p>8.7134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8.713446">
                <text:p>8.7134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8.713446">
                <text:p>8.7134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8.713446">
                <text:p>8.7134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8.713446">
                <text:p>8.7134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8.713446">
                <text:p>8.7134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8.713446">
                <text:p>8.7134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8.713446">
                <text:p>8.7134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8.713446">
                <text:p>8.7134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8.713446">
                <text:p>8.7134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8.713446">
                <text:p>8.7134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8.713446">
                <text:p>8.7134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8.713446">
                <text:p>8.7134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8.713446">
                <text:p>8.7134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8.729351">
                <text:p>8.7293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8.729351">
                <text:p>8.7293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8.729351">
                <text:p>8.7293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8.729351">
                <text:p>8.7293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8.729351">
                <text:p>8.7293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8.729351">
                <text:p>8.7293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8.729351">
                <text:p>8.7293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8.729351">
                <text:p>8.7293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8.729351">
                <text:p>8.7293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8.729351">
                <text:p>8.7293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8.729351">
                <text:p>8.7293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8.729351">
                <text:p>8.7293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8.729351">
                <text:p>8.7293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8.638656">
                <text:p>8.6386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8.61517">
                <text:p>8.61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8.597215">
                <text:p>8.5972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8.597215">
                <text:p>8.5972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8.597215">
                <text:p>8.5972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8.588788">
                <text:p>8.5887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8.565387">
                <text:p>8.565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8.518116">
                <text:p>8.5181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8.518116">
                <text:p>8.5181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8.518116">
                <text:p>8.5181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8.518116">
                <text:p>8.5181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8.518116">
                <text:p>8.5181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8.518116">
                <text:p>8.5181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8.518116">
                <text:p>8.5181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8.518116">
                <text:p>8.5181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8.518116">
                <text:p>8.5181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8.518116">
                <text:p>8.5181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8.518116">
                <text:p>8.5181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8.320424">
                <text:p>8.3204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8.14499">
                <text:p>8.144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8.049133">
                <text:p>8.049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8.048725">
                <text:p>8.0487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8.048725">
                <text:p>8.0487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8.048725">
                <text:p>8.0487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8.048725">
                <text:p>8.0487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8.048725">
                <text:p>8.0487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8.048725">
                <text:p>8.0487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8.048725">
                <text:p>8.0487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8.048725">
                <text:p>8.0487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8.048725">
                <text:p>8.0487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8.048725">
                <text:p>8.0487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8.048725">
                <text:p>8.0487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8.048725">
                <text:p>8.0487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8.045955">
                <text:p>8.0459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8.045955">
                <text:p>8.0459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8.045955">
                <text:p>8.0459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8.045955">
                <text:p>8.0459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8.045955">
                <text:p>8.0459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8.045955">
                <text:p>8.0459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8.045955">
                <text:p>8.0459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8.044769">
                <text:p>8.0447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8.044769">
                <text:p>8.0447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8.044769">
                <text:p>8.0447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8.044769">
                <text:p>8.0447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8.044769">
                <text:p>8.0447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8.044769">
                <text:p>8.0447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8.044769">
                <text:p>8.0447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8.044769">
                <text:p>8.0447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8.044769">
                <text:p>8.0447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8.044769">
                <text:p>8.0447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8.044769">
                <text:p>8.0447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8.044769">
                <text:p>8.0447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8.044769">
                <text:p>8.0447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8.044769">
                <text:p>8.0447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8.044769">
                <text:p>8.0447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8.044769">
                <text:p>8.0447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8.044769">
                <text:p>8.0447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8.044769">
                <text:p>8.0447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8.044769">
                <text:p>8.0447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8.044769">
                <text:p>8.0447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8.044769">
                <text:p>8.0447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8.044769">
                <text:p>8.0447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8.044769">
                <text:p>8.0447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8.044769">
                <text:p>8.0447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8.044769">
                <text:p>8.0447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8.044769">
                <text:p>8.0447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8.044769">
                <text:p>8.0447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7.932984">
                <text:p>7.932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7.932984">
                <text:p>7.932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7.932984">
                <text:p>7.932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7.932984">
                <text:p>7.932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7.932984">
                <text:p>7.932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7.932984">
                <text:p>7.932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7.932984">
                <text:p>7.932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7.932984">
                <text:p>7.932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7.932984">
                <text:p>7.932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7.932984">
                <text:p>7.932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7.932984">
                <text:p>7.932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7.932984">
                <text:p>7.932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7.932984">
                <text:p>7.932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7.932984">
                <text:p>7.932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7.932984">
                <text:p>7.932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7.932984">
                <text:p>7.932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7.932984">
                <text:p>7.932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7.932984">
                <text:p>7.932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7.932984">
                <text:p>7.932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7.932984">
                <text:p>7.932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7.932984">
                <text:p>7.932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7.932984">
                <text:p>7.932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7.932984">
                <text:p>7.932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7.932984">
                <text:p>7.932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7.932984">
                <text:p>7.932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7.932984">
                <text:p>7.932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7.932984">
                <text:p>7.932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7.932984">
                <text:p>7.9329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7.876851">
                <text:p>7.8768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7.812847">
                <text:p>7.81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7.742424">
                <text:p>7.7424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7.71651">
                <text:p>7.71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7.71651">
                <text:p>7.71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7.71651">
                <text:p>7.71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7.71651">
                <text:p>7.71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7.71651">
                <text:p>7.71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7.71651">
                <text:p>7.71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7.678747">
                <text:p>7.678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7.604331">
                <text:p>7.60433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